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e4522" officeooo:paragraph-rsid="000e4522"/>
    </style:style>
    <style:style style:name="P2" style:family="paragraph" style:parent-style-name="Text_20_body">
      <style:text-properties officeooo:rsid="001285ee" officeooo:paragraph-rsid="000ff003"/>
    </style:style>
    <style:style style:name="P3" style:family="paragraph" style:parent-style-name="Text_20_body">
      <style:text-properties officeooo:rsid="003fcf34" officeooo:paragraph-rsid="003fcf34"/>
    </style:style>
    <style:style style:name="P4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rsid="0040693d" officeooo:paragraph-rsid="0040693d"/>
    </style:style>
    <style:style style:name="P6" style:family="paragraph" style:parent-style-name="Preformatted_20_Text">
      <style:text-properties officeooo:paragraph-rsid="0044d75e"/>
    </style:style>
    <style:style style:name="P7" style:family="paragraph" style:parent-style-name="Standard" style:list-style-name="L1"/>
    <style:style style:name="P8" style:family="paragraph" style:parent-style-name="Heading_20_1" style:list-style-name=""/>
    <style:style style:name="T1" style:family="text">
      <style:text-properties officeooo:rsid="003fcf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 XML y JSON – Solución</text:p>
      <text:h text:style-name="Heading_20_1" text:outline-level="1"><text:bookmark-start text:name="__RefHeading___Toc237_632346624"/>E<text:span text:style-name="T1">JERCICIO</text:span><text:bookmark-end text:name="__RefHeading___Toc237_632346624"/></text:h>
      <text:p text:style-name="P3">En una planta de envasado de líquidos, disponen de 5 tipos de envases, 3 tipos de contenedores para empaquetar grupos de envases y 10 tipos de líquidos que pueden ser almacenados en los envases. Sin embargo, hay ciertas restricciones en los líquidos que pueden ser almacenados en cada envase y los tamaños de los envases hacen que no se pueda almacenar todos los envases en todos los contenedores.</text:p>
      <text:list xml:id="list2054419310484737023" text:style-name="L1">
        <text:list-item>
          <text:p text:style-name="P7">Tenemos contenedores:</text:p>
          <text:list>
            <text:list-item>
              <text:p text:style-name="P7">Grandes, acepta envases grandes</text:p>
            </text:list-item>
            <text:list-item>
              <text:p text:style-name="P7">Medianos, no acepta envases grandes</text:p>
            </text:list-item>
            <text:list-item>
              <text:p text:style-name="P7">Verticales, acepta envases altos</text:p>
            </text:list-item>
          </text:list>
        </text:list-item>
        <text:list-item>
          <text:p text:style-name="P7">Tenemos envases:</text:p>
          <text:list>
            <text:list-item>
              <text:p text:style-name="P7">Grande ancho, válido para alimentos</text:p>
            </text:list-item>
            <text:list-item>
              <text:p text:style-name="P7">Grande alto, válido para alimentos</text:p>
            </text:list-item>
            <text:list-item>
              <text:p text:style-name="P7">Mediano ancho, válido para alimentos</text:p>
            </text:list-item>
            <text:list-item>
              <text:p text:style-name="P7">Mediano alto, resistente a sustancias corrosivas</text:p>
            </text:list-item>
            <text:list-item>
              <text:p text:style-name="P7">Pequeño, resistente a sustancias corrosivas</text:p>
            </text:list-item>
          </text:list>
        </text:list-item>
        <text:list-item>
          <text:p text:style-name="P7">Tenemos líquidos:</text:p>
          <text:list>
            <text:list-item>
              <text:p text:style-name="P7">Agua</text:p>
            </text:list-item>
            <text:list-item>
              <text:p text:style-name="P7">Leche</text:p>
            </text:list-item>
            <text:list-item>
              <text:p text:style-name="P7">Lejía</text:p>
            </text:list-item>
            <text:list-item>
              <text:p text:style-name="P7">Amoniaco</text:p>
            </text:list-item>
            <text:list-item>
              <text:p text:style-name="P7">Jabón</text:p>
            </text:list-item>
            <text:list-item>
              <text:p text:style-name="P7">Aguarrás</text:p>
            </text:list-item>
            <text:list-item>
              <text:p text:style-name="P7">Gasolina</text:p>
            </text:list-item>
            <text:list-item>
              <text:p text:style-name="P7">Aceite</text:p>
            </text:list-item>
            <text:list-item>
              <text:p text:style-name="P7">Vinagre</text:p>
            </text:list-item>
            <text:list-item>
              <text:p text:style-name="P7">Alcohol</text:p>
            </text:list-item>
          </text:list>
        </text:list-item>
      </text:list>
      <text:p text:style-name="P3">Para estos líquidos, envases y contenedores, crear un fichero tanto un fichero XML, como un fichero JSON que represente esta información relativa a lo que puede ser almacenado en cada uno de los tres niveles.</text:p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01cm" loext:contextual-spacing="false" fo:line-height="120%" fo:keep-together="always" style:page-number="auto"/>
      <style:text-properties officeooo:rsid="0040693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eeeeee" fo:padding="0.049cm" fo:border="0.06pt solid #000000" style:shadow="none"/>
      <style:text-properties style:font-name="Liberation Serif1" fo:font-family="'Liberation Serif'" style:font-style-name="Normal" style:font-family-generic="roman" style:font-pitch="variable" fo:font-size="9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4522" officeooo:paragraph-rsid="000e4522"/>
    </style:style>
    <style:style style:name="MT1" style:family="text">
      <style:text-properties officeooo:rsid="003fcf34"/>
    </style:style>
    <style:page-layout style:name="Mpm1">
      <style:page-layout-properties fo:page-width="21.001cm" fo:page-height="29.7cm" style:num-format="1" style:print-orientation="portrait" fo:margin-top="1.401cm" fo:margin-bottom="1.4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jercicio XML y JSON - Solución</text:span><text:tab/><text:tab/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1:21:25.586480045</meta:creation-date>
    <dc:date>2016-10-31T17:50:59.330625384</dc:date>
    <meta:editing-duration>PT4H53M44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195" meta:character-count="1123" meta:non-whitespace-character-count="973"/>
  </office:meta>
</office:document-meta>
</file>